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1000000001D32C84ABC71FCAF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Monospace2" svg:font-family="Monospace" style:font-pitch="fixed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5" svg:font-family="Arial" style:font-family-generic="modern" style:font-pitch="variable"/>
    <style:font-face style:name="Consolas2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7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3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4" style:family="graphic" style:parent-style-name="standard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middle" draw:auto-grow-height="false" draw:fit-to-size="false" fo:min-height="17.107cm" fo:min-width="22.783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5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74cm" fo:padding-bottom="0.074cm" fo:padding-left="0.222cm" fo:padding-right="0.074cm" fo:wrap-option="wrap"/>
    </style:style>
    <style:style style:name="gr6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89cm" fo:padding-bottom="0.089cm" fo:padding-left="0.267cm" fo:padding-right="0.089cm" fo:wrap-option="wrap"/>
    </style:style>
    <style:style style:name="gr7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0cm" fo:min-width="0cm" fo:padding-top="0.093cm" fo:padding-bottom="0.093cm" fo:padding-left="0.278cm" fo:padding-right="0.093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shrink-to-fit" fo:min-height="0cm" fo:min-width="0cm" fo:padding-top="0.125cm" fo:padding-bottom="0.254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448cm" fo:min-width="5.084cm" fo:padding-top="0.089cm" fo:padding-bottom="0.089cm" fo:padding-left="0.267cm" fo:padding-right="0.089cm" fo:wrap-option="wrap"/>
    </style:style>
    <style:style style:name="gr11" style:family="graphic" style:parent-style-name="standard">
      <style:graphic-properties draw:stroke="solid" svg:stroke-width="0.035cm" svg:stroke-color="#ffffff" draw:fill="solid" draw:fill-color="#d34817" draw:textarea-vertical-align="middle" draw:auto-grow-height="false" draw:fit-to-size="false" fo:min-height="3.144cm" fo:min-width="4.477cm" fo:padding-top="0.241cm" fo:padding-bottom="0.241cm" fo:padding-left="0.722cm" fo:padding-right="0.241cm" fo:wrap-option="wrap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2.828cm"/>
    </style:style>
    <style:style style:name="gr14" style:family="graphic" style:parent-style-name="standard">
      <style:graphic-properties draw:stroke="solid" svg:stroke-width="0.079cm" svg:stroke-color="#000000" draw:marker-end="msArrowStealthEnd_20_9" draw:marker-end-width="0.395cm" draw:marker-end-center="false" draw:stroke-linejoin="round" draw:fill="none" draw:textarea-horizontal-align="center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4.096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159cm" svg:stroke-color="#cc0000" draw:stroke-linejoin="round" draw:fill="none" draw:textarea-vertical-align="middle" draw:auto-grow-height="false" draw:fit-to-size="false" fo:min-height="2.344cm" fo:min-width="3.757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99" draw:textarea-vertical-align="top" draw:auto-grow-height="false" draw:fit-to-size="false" fo:min-height="1.446cm" fo:min-width="2.612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71cm" svg:stroke-color="#d34817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0" style:family="graphic" style:parent-style-name="standard">
      <style:graphic-properties draw:stroke="none" svg:stroke-width="0cm" draw:fill="solid" draw:fill-color="#00b050" draw:opacity="40%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9c3510" draw:fill="solid" draw:fill-color="#00b050" draw:opacity="4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159cm" svg:stroke-color="#00b050" draw:marker-end="msArrow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24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25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9.525cm" fo:min-width="12.7cm" fo:padding-top="0cm" fo:padding-bottom="0cm" fo:padding-left="0cm" fo:padding-right="0cm" fo:wrap-option="wrap"/>
    </style:style>
    <style:style style:name="pr1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5" style:family="presentation" style:parent-style-name="ריק-notes">
      <style:graphic-properties draw:fill-color="#ffffff" fo:min-height="13.364cm"/>
    </style:style>
    <style:style style:name="pr6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7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shrink-to-fit" fo:min-height="11.049cm" fo:padding-top="0cm" fo:padding-bottom="0cm" fo:padding-left="0cm" fo:padding-right="0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4" style:family="presentation" style:parent-style-name="שקופית_20_כותרת-title">
      <style:graphic-properties draw:stroke="none" svg:stroke-width="0cm" draw:fill="none" draw:textarea-vertical-align="middle" draw:auto-grow-height="false" draw:fit-to-size="shrink-to-fit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7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shrink-to-fit" fo:min-height="11.049cm" fo:padding-top="0.125cm" fo:padding-bottom="0.125cm" fo:padding-left="0.25cm" fo:padding-right="0.25cm" fo:wrap-option="wrap"/>
    </style:style>
    <style:style style:name="pr18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1.525cm" fo:padding-top="0cm" fo:padding-bottom="0cm" fo:padding-left="0cm" fo:padding-right="0cm" fo:wrap-option="wrap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fo:min-height="15.486cm" fo:padding-top="0.123cm" fo:padding-bottom="0.123cm" fo:padding-left="0.251cm" fo:padding-right="0.251cm" fo:wrap-option="no-wrap"/>
    </style:style>
    <style:style style:name="pr20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fo:min-height="12.626cm" fo:padding-top="0cm" fo:padding-bottom="0cm" fo:padding-left="0cm" fo:padding-right="0cm" fo:wrap-option="wrap"/>
    </style:style>
    <style:style style:name="pr2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fo:min-height="13.885cm" fo:padding-top="0.13cm" fo:padding-bottom="0.13cm" fo:padding-left="0.25cm" fo:padding-right="0.25cm" fo:wrap-option="wrap"/>
    </style:style>
    <style:style style:name="pr25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8" style:family="paragraph">
      <style:paragraph-properties fo:margin-top="0cm" fo:margin-bottom="0cm" fo:line-height="100%"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2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13" style:family="paragraph">
      <style:paragraph-properties fo:margin-top="0cm" fo:margin-bottom="0cm" fo:line-height="100%" fo:text-align="start" style:writing-mode="lr-tb"/>
    </style:style>
    <style:style style:name="P14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cm" fo:margin-bottom="0.247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18" style:family="paragraph">
      <style:paragraph-properties fo:margin-left="0cm" fo:margin-right="0cm" fo:margin-top="0cm" fo:margin-bottom="0.296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.309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2" style:family="paragraph">
      <loext:graphic-properties draw:fill="solid" draw:fill-color="#d34817"/>
      <style:paragraph-properties fo:margin-left="0cm" fo:margin-right="0cm" fo:margin-top="0cm" fo:margin-bottom="0.296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3" style:family="paragraph">
      <style:paragraph-properties fo:margin-left="0cm" fo:margin-right="0cm" fo:margin-top="0cm" fo:margin-bottom="0.803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4" style:family="paragraph">
      <loext:graphic-properties draw:fill="solid" draw:fill-color="#d34817"/>
      <style:paragraph-properties fo:margin-left="0cm" fo:margin-right="0cm" fo:margin-top="0cm" fo:margin-bottom="0.803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25" style:family="paragraph">
      <style:paragraph-properties fo:text-align="start" style:writing-mode="lr-tb"/>
    </style:style>
    <style:style style:name="P26" style:family="paragraph">
      <loext:graphic-properties draw:fill="none" draw:fill-color="#ffffff"/>
      <style:text-properties fo:color="#6666ff" fo:font-size="36pt"/>
    </style:style>
    <style:style style:name="P27" style:family="paragraph">
      <style:paragraph-properties fo:margin-left="1.27cm" fo:margin-right="0cm" fo:text-align="start" fo:text-indent="-0.635cm" style:writing-mode="lr-tb"/>
    </style:style>
    <style:style style:name="P28" style:family="paragraph">
      <loext:graphic-properties draw:fill="none" draw:fill-color="#ffffff"/>
      <style:paragraph-properties fo:text-align="start" style:writing-mode="lr-tb"/>
      <style:text-properties fo:font-size="36pt"/>
    </style:style>
    <style:style style:name="P29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P30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31" style:family="paragraph">
      <style:paragraph-properties fo:margin-top="0cm" fo:margin-bottom="0cm" fo:line-height="100%" fo:text-align="center" style:writing-mode="rl-tb"/>
    </style:style>
    <style:style style:name="P32" style:family="paragraph">
      <loext:graphic-properties draw:fill="none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3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/>
    </style:style>
    <style:style style:name="P34" style:family="paragraph">
      <loext:graphic-properties draw:fill="solid" draw:fill-color="#ffff99"/>
      <style:paragraph-properties fo:margin-top="0cm" fo:margin-bottom="0cm" fo:line-height="100%" fo:text-align="center" style:writing-mode="rl-tb" style:font-independent-line-spacing="true"/>
      <style:text-properties fo:font-size="24pt"/>
    </style:style>
    <style:style style:name="P35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36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37" style:family="paragraph">
      <style:paragraph-properties fo:margin-top="0cm" fo:margin-bottom="0cm" fo:text-align="start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9" style:family="paragraph">
      <style:paragraph-properties fo:margin-left="0cm" fo:margin-right="0cm" fo:margin-top="0.205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42" style:family="paragraph">
      <style:paragraph-properties fo:margin-top="0.423cm" fo:margin-bottom="0cm" fo:line-height="100%" fo:text-align="start" style:writing-mode="rl-tb"/>
    </style:style>
    <style:style style:name="P43" style:family="paragraph">
      <style:paragraph-properties fo:margin-top="0.318cm" fo:margin-bottom="0cm" fo:line-height="100%" fo:text-align="start" style:writing-mode="rl-tb"/>
    </style:style>
    <style:style style:name="P44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top="0cm" fo:margin-bottom="0cm" fo:line-height="100%" fo:text-align="start" style:writing-mode="rl-tb"/>
    </style:style>
    <style:style style:name="P46" style:family="paragraph">
      <loext:graphic-properties draw:fill="solid" draw:fill-color="#00b050" draw:opacity="40%"/>
      <style:paragraph-properties fo:text-align="start" style:font-independent-line-spacing="true"/>
      <style:text-properties fo:font-size="24pt"/>
    </style:style>
    <style:style style:name="P47" style:family="paragraph">
      <loext:graphic-properties draw:fill="none"/>
      <style:paragraph-properties fo:text-align="start"/>
      <style:text-properties fo:font-size="18pt"/>
    </style:style>
    <style:style style:name="P48" style:family="paragraph">
      <style:paragraph-properties fo:margin-top="0cm" fo:margin-bottom="0cm" fo:line-height="120%" fo:text-align="start" style:writing-mode="lr-tb"/>
    </style:style>
    <style:style style:name="P49" style:family="paragraph">
      <loext:graphic-properties draw:fill="none"/>
      <style:paragraph-properties fo:line-height="100%" fo:text-align="start" style:font-independent-line-spacing="true"/>
      <style:text-properties style:text-position="0% 100%" fo:font-size="26pt"/>
    </style:style>
    <style:style style:name="P50" style:family="paragraph">
      <style:paragraph-properties fo:margin-top="0.423cm" fo:margin-bottom="0cm" fo:line-height="100%" fo:text-align="start" style:writing-mode="lr-tb"/>
    </style:style>
    <style:style style:name="P51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52" style:family="paragraph">
      <loext:graphic-properties draw:fill="none"/>
      <style:paragraph-properties fo:line-height="100%" fo:text-align="start" style:font-independent-line-spacing="true"/>
      <style:text-properties style:text-position="0% 100%" fo:font-size="24pt" style:font-size-asian="24pt" style:font-size-complex="24pt"/>
    </style:style>
    <style:style style:name="P53" style:family="paragraph">
      <loext:graphic-properties draw:fill="none"/>
      <style:paragraph-properties fo:margin-top="0.423cm" fo:margin-bottom="0cm" fo:line-height="100%" fo:text-align="start" style:writing-mode="lr-tb" style:font-independent-line-spacing="true"/>
      <style:text-properties fo:font-size="24pt"/>
    </style:style>
    <style:style style:name="P54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57" style:family="paragraph">
      <loext:graphic-properties draw:fill="none"/>
      <style:paragraph-properties fo:text-align="start" style:font-independent-line-spacing="true"/>
      <style:text-properties style:text-position="0% 100%" fo:font-size="28pt" style:font-size-asian="28pt" style:font-size-complex="28pt"/>
    </style:style>
    <style:style style:name="P58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5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6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6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5" style:family="paragraph">
      <loext:graphic-properties draw:fill="none"/>
      <style:paragraph-properties fo:margin-left="0cm" fo:margin-right="0cm" fo:margin-top="0.245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28pt"/>
    </style:style>
    <style:style style:name="P6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6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68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70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7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2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74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T1" style:family="text">
      <style:text-properties fo:font-size="26pt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Arial3" style:font-size-complex="3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Arial3" style:font-size-complex="3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Wingdings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9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name-complex="Arial3" style:font-size-complex="28pt" style:font-style-complex="normal" style:font-weight-complex="bold"/>
    </style:style>
    <style:style style:name="T10" style:family="text">
      <style:text-properties fo:font-variant="normal" fo:text-transform="none" fo:color="#6666ff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1" style:family="text">
      <style:text-properties fo:font-variant="normal" fo:text-transform="none" style:use-window-font-color="true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12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italic" style:text-underline-style="none" fo:font-weight="normal" style:font-size-asian="28pt" style:font-style-asian="italic" style:font-weight-asian="normal" style:font-name-complex="Arial3" style:font-size-complex="28pt" style:font-style-complex="italic" style:font-weight-complex="normal"/>
    </style:style>
    <style:style style:name="T13" style:family="text">
      <style:text-properties fo:font-variant="normal" fo:text-transform="none" fo:color="#0099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Arial3" style:font-size-complex="28pt" style:font-style-complex="normal" style:font-weight-complex="normal"/>
    </style:style>
    <style:style style:name="T1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Arial2" fo:font-size="25pt" fo:letter-spacing="normal" fo:font-style="normal" style:text-underline-style="none" fo:font-weight="normal" style:font-size-asian="25pt" style:font-style-asian="normal" style:font-weight-asian="normal" style:font-name-complex="Arial3" style:font-size-complex="25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19" style:family="text">
      <style:text-properties fo:font-variant="normal" fo:text-transform="none" fo:color="#00b05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65pt" fo:letter-spacing="normal" fo:font-style="normal" style:text-underline-style="none" fo:font-weight="normal" style:font-size-asian="65pt" style:font-style-asian="normal" style:font-weight-asian="normal" style:font-name-complex="Arial3" style:font-size-complex="65pt" style:font-style-complex="normal" style:font-weight-complex="normal"/>
    </style:style>
    <style:style style:name="T21" style:family="text">
      <style:text-properties fo:color="#6666ff" fo:font-size="36pt"/>
    </style:style>
    <style:style style:name="T22" style:family="text">
      <style:text-properties fo:font-variant="normal" fo:text-transform="none" fo:color="#6666ff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99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cc0066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Nachlieli CLM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8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normal" style:font-size-asian="20pt" style:font-style-asian="normal" style:font-weight-asian="normal" style:font-name-complex="Arial3" style:font-size-complex="20pt" style:font-style-complex="normal" style:font-weight-complex="normal"/>
    </style:style>
    <style:style style:name="T29" style:family="text">
      <style:text-properties fo:font-variant="normal" fo:text-transform="none" fo:color="#006600" style:text-line-through-style="none" style:text-line-through-type="none" style:text-position="0% 100%" style:font-name="Georgia" fo:font-size="20pt" fo:letter-spacing="normal" fo:font-style="normal" style:text-underline-style="none" fo:font-weight="bold" style:font-size-asian="20pt" style:font-style-asian="normal" style:font-weight-asian="bold" style:font-name-complex="Arial3" style:font-size-complex="20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31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3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3" style:family="text">
      <style:text-properties fo:font-variant="normal" fo:text-transform="none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cc9900" style:text-line-through-style="none" style:text-line-through-type="none" style:text-position="0% 100%" style:font-name="Arial3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name-complex="Arial3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1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5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6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48" style:family="text">
      <style:text-properties fo:font-variant="normal" fo:text-transform="none" fo:color="#696464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bold" style:font-size-asian="24pt" style:font-style-asian="normal" style:font-weight-asian="bold" style:font-name-complex="Arial3" style:font-size-complex="24pt" style:font-style-complex="normal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3" fo:font-size="24pt" fo:letter-spacing="normal" fo:font-style="normal" style:text-underline-style="none" fo:font-weight="bold" style:font-size-asian="24pt" style:font-style-asian="normal" style:font-weight-asian="bold" style:font-name-complex="Consolas3" style:font-size-complex="24pt" style:font-style-complex="normal" style:font-weight-complex="bold"/>
    </style:style>
    <style:style style:name="T5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5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62" style:family="text">
      <style:text-properties fo:font-variant="normal" fo:text-transform="none" fo:color="#ff000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T63" style:family="text">
      <style:text-properties fo:font-variant="normal" fo:text-transform="none" fo:color="#008000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Arial3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Arial3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1" style:font-size-complex="28pt" style:font-style-complex="normal" style:font-weight-complex="bold"/>
    </style:style>
    <style:style style:name="T66" style:family="text">
      <style:text-properties fo:font-variant="normal" fo:text-transform="none" fo:color="#ff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8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1" style:font-size-complex="24pt" style:font-style-complex="normal" style:font-weight-complex="normal"/>
    </style:style>
    <style:style style:name="T69" style:family="text">
      <style:text-properties fo:font-variant="normal" fo:text-transform="none" fo:color="#00b050" style:text-line-through-style="none" style:text-line-through-type="none" style:text-position="0% 100%" style:font-name="Arial3" fo:font-size="24pt" fo:letter-spacing="normal" fo:font-style="italic" style:text-underline-style="none" fo:font-weight="normal" style:font-name-asian="MS Gothic2" style:font-size-asian="24pt" style:font-style-asian="italic" style:font-weight-asian="normal" style:font-name-complex="Tahoma1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42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style:font-name="Arial3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3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כותרת משנה 3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1"><text:span text:style-name="T1"/></text:p>
            <text:list text:style-name="L1">
              <text:list-item>
                <text:p text:style-name="P1"><text:span text:style-name="T1">Version 1: Dr. Ofir Pele</text:span></text:p>
              </text:list-item>
              <text:list-item>
                <text:p text:style-name="P1"><text:span text:style-name="T1">Version 2: Dr. Miri Ben-Nissan</text:span></text:p>
              </text:list-item>
              <text:list-item>
                <text:p text:style-name="P1"><text:span text:style-name="T1">Version 3: Dr. Erel Segal-Halevi</text:span></text:p>
              </text:list-item>
            </text:list>
          </draw:text-box>
        </draw:frame>
        <draw:frame draw:name="Rectangle 2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From C to C++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2" draw:text-style-name="P11" draw:layer="layout" svg:width="23.282cm" svg:height="17.356cm" svg:x="1.058cm" svg:y="0.847cm">
          <text:p text:style-name="P8"><text:span text:style-name="T4">Why C++ is much more fun than C (C++ FAQ)?</text:span></text:p>
          <text:p text:style-name="P8"><text:span text:style-name="T4"/></text:p>
          <text:list text:style-name="L3">
            <text:list-item>
              <text:p text:style-name="P9"><text:span text:style-name="T5">Classes &amp; methods - OO design</text:span></text:p>
            </text:list-item>
            <text:list-item>
              <text:p text:style-name="P9"><text:span text:style-name="T5">Generic programming - Templates allow for code reuse</text:span></text:p>
            </text:list-item>
            <text:list-item>
              <text:p text:style-name="P9"><text:span text:style-name="T5">Function and operator overloading</text:span></text:p>
            </text:list-item>
            <text:list-item>
              <text:p text:style-name="P9"><text:span text:style-name="T5">Stricter type system (e.g. function args)</text:span></text:p>
            </text:list-item>
            <text:list-item>
              <text:p text:style-name="P9"><text:span text:style-name="T5">Some run-time checks &amp; memory control</text:span></text:p>
            </text:list-item>
          </text:list>
          <text:p text:style-name="P9"><text:span text:style-name="T6"/></text:p>
          <text:p text:style-name="P10"><text:span text:style-name="T6">A common and mature language that gives you high level and low level control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3" draw:text-style-name="P12" draw:layer="layout" svg:width="23.282cm" svg:height="17.356cm" svg:x="1.058cm" svg:y="0.847cm">
          <text:p text:style-name="P8"><text:span text:style-name="T4">Why C++ is much more fun than C (C++ FQA)?</text:span></text:p>
          <text:p text:style-name="P8"><text:span text:style-name="T4"/></text:p>
          <text:list text:style-name="L3">
            <text:list-item>
              <text:p text:style-name="P9"><text:span text:style-name="T7">Tons of corner cases</text:span></text:p>
            </text:list-item>
            <text:list-item>
              <text:p text:style-name="P9"><text:span text:style-name="T7">Duplicate features</text:span></text:p>
            </text:list-item>
            <text:list-item>
              <text:p text:style-name="P9"><text:span text:style-name="T7">Cryptic syntax </text:span></text:p>
            </text:list-item>
            <text:list-item>
              <text:p text:style-name="P9"><text:span text:style-name="T7">Undecidable syntax (uncompilable progarms!)</text:span></text:p>
            </text:list-item>
            <text:list-item>
              <text:p text:style-name="P9"><text:span text:style-name="T7">No two compilers agree on it</text:span></text:p>
            </text:list-item>
          </text:list>
          <text:p text:style-name="P9"><text:span text:style-name="T7"/></text:p>
          <text:p text:style-name="P10"><text:span text:style-name="T6">Probably one of the hardest computer languages to master. </text:span></text:p>
          <text:p text:style-name="P10"><text:span text:style-name="T7">Have fun </text:span><text:span text:style-name="T8">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ריק">
        <office:forms form:automatic-focus="false" form:apply-design-mode="false"/>
        <draw:frame draw:name="מציין מיקום של מספר שקופית 2" presentation:style-name="pr4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4" draw:style-name="gr4" draw:text-style-name="P14" draw:layer="layout" svg:width="23.282cm" svg:height="17.356cm" svg:x="1.058cm" svg:y="0.847cm">
          <text:p text:style-name="P8"><text:span text:style-name="T4">C++ vs. Java</text:span></text:p>
          <text:p text:style-name="P13"><text:span text:style-name="T9">Java is much simpler to program - </text:span><text:span text:style-name="T9"><text:line-break/></text:span><text:span text:style-name="T10">removes many <text:s/>ambiguous and duplicate featues.</text:span></text:p>
          <text:p text:style-name="P13"><text:span text:style-name="T10"/></text:p>
          <text:p text:style-name="P8"><text:span text:style-name="T11">So why use C++ at all?</text:span></text:p>
          <text:list text:style-name="L3">
            <text:list-item>
              <text:p text:style-name="P9"><text:span text:style-name="T12">Basis to other languages</text:span><text:span text:style-name="T13">. Many other languages and operating systems are written in C/C++ (e.g Java, Python, Windows, Unix/Linux, Mac…). </text:span></text:p>
            </text:list-item>
            <text:list-item>
              <text:p text:style-name="P9"><text:span text:style-name="T12">Understanding</text:span><text:span text:style-name="T13">. With C++ you must understand what the computer is doing under the hood.</text:span></text:p>
            </text:list-item>
            <text:list-item>
              <text:p text:style-name="P9"><text:span text:style-name="T12">Zero-cost abstraction.</text:span><text:span text:style-name="T13"> tight memory and time management – important in embedded systems and real-time systems.</text:span></text:p>
            </text:list-item>
            <text:list-item>
              <text:p text:style-name="P9"><text:span text:style-name="T12">Common in big systems</text:span><text:span text:style-name="T13">. Google, Facebook and other big companies use (also) C++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History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History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5" draw:text-style-name="P17" draw:layer="layout" svg:width="7cm" svg:height="2.043cm" svg:x="-0.249cm" svg:y="9.133cm">
            <text:p text:style-name="P16"><text:span text:style-name="T15">The C++ Prog. Manual (85-90)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6.241cm" svg:y="9.133cm">
            <text:p text:style-name="P18"><text:span text:style-name="T16">C++98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0.84cm" svg:y="9.133cm">
            <text:p text:style-name="P18"><text:span text:style-name="T16">C++03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6" draw:text-style-name="P17" draw:layer="layout" svg:width="5.109cm" svg:height="2.043cm" svg:x="15.438cm" svg:y="9.133cm">
            <text:p text:style-name="P18"><text:span text:style-name="T16">C++11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7" draw:text-style-name="P17" draw:layer="layout" svg:width="5.109cm" svg:height="2.043cm" svg:x="20.037cm" svg:y="9.133cm">
            <text:p text:style-name="P19"><text:span text:style-name="T17">C++14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draw:custom-shape draw:name="TextBox 10" draw:style-name="gr8" draw:text-style-name="P20" draw:layer="layout" svg:width="5.079cm" svg:height="2.283cm" svg:x="6.35cm" svg:y="6.234cm">
          <text:p text:style-name="P13"><text:span text:style-name="T18">Default in g+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8" draw:text-style-name="P21" draw:layer="layout" svg:width="4.656cm" svg:height="2.283cm" svg:x="11.001cm" svg:y="11.218cm">
          <text:p text:style-name="P8"><text:span text:style-name="T1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8" draw:text-style-name="P21" draw:layer="layout" svg:width="4.444cm" svg:height="4.315cm" svg:x="15.75cm" svg:y="4.657cm">
          <text:p text:style-name="P13"><text:span text:style-name="T18">auto, lambdas, threading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" draw:style-name="gr8" draw:text-style-name="P21" draw:layer="layout" svg:width="4.444cm" svg:height="7.363cm" svg:x="20.532cm" svg:y="1.693cm">
          <text:p text:style-name="P13"><text:span text:style-name="T18">Auto return type, generic lambdas, binary literals,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8" draw:text-style-name="P21" draw:layer="layout" svg:width="4.656cm" svg:height="2.283cm" svg:x="20.195cm" svg:y="11.238cm">
          <text:p text:style-name="P8"><text:span text:style-name="T18">Min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8" draw:text-style-name="P21" draw:layer="layout" svg:width="4.656cm" svg:height="2.283cm" svg:x="15.685cm" svg:y="11.218cm">
          <text:p text:style-name="P8"><text:span text:style-name="T18">Major cha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כותרת 1" draw:style-name="gr9" draw:text-style-name="P4" draw:layer="layout" svg:width="23.706cm" svg:height="3.174cm" svg:x="1.145cm" svg:y="14.393cm">
          <text:p text:style-name="P3"><text:span text:style-name="T19">We’ll learn parts of C++-11, 14, 17,</text:span></text:p>
          <text:p text:style-name="P3"><text:span text:style-name="T19">Mostly parts that makes C++ more “pythonic” while keeping it effici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ture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ture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g>
          <draw:custom-shape draw:style-name="gr10" draw:text-style-name="P22" draw:layer="layout" svg:width="9.065cm" svg:height="3.625cm" svg:x="0.007cm" svg:y="8.347cm">
            <text:p text:style-name="P18"><text:span text:style-name="T16">C++17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0" draw:text-style-name="P22" draw:layer="layout" svg:width="9.065cm" svg:height="3.625cm" svg:x="8.167cm" svg:y="8.347cm">
            <text:p text:style-name="P18"><text:span text:style-name="T16">C++20 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style-name="gr11" draw:text-style-name="P24" draw:layer="layout" svg:width="9.065cm" svg:height="3.625cm" svg:x="16.326cm" svg:y="8.347cm">
            <text:p text:style-name="P23"><text:span text:style-name="T20">…</text:span></text:p>
            <draw:enhanced-geometry draw:mirror-horizontal="false" draw:mirror-vertical="false" svg:viewBox="0 0 0 0" draw:text-areas="?f7 0 ?f8 ?f1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Basic Unix commands</text:span></text:p>
          </draw:text-box>
        </draw:frame>
        <draw:frame draw:name="מציין מיקום של מספר שקופית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style-name="gr12" draw:text-style-name="P26" draw:layer="layout" svg:width="12.954cm" svg:height="13.049cm" svg:x="0.508cm" svg:y="3.556cm">
          <draw:text-box>
            <text:p><text:span text:style-name="T21">ls</text:span></text:p>
            <text:p><text:span text:style-name="T21">ls -latr</text:span></text:p>
            <text:p text:style-name="P25"><text:span text:style-name="T22">cd [dirname]</text:span></text:p>
            <text:p text:style-name="P25"><text:span text:style-name="T22">mkdir [dirname]</text:span></text:p>
            <text:p text:style-name="P25"><text:span text:style-name="T22">cat [filename]</text:span></text:p>
            <text:p text:style-name="P25"><text:span text:style-name="T22">nano [filename]</text:span></text:p>
            <text:p text:style-name="P25"><text:span text:style-name="T22">grep [word] </text:span></text:p>
            <text:p text:style-name="P25"><text:span text:style-name="T22">source [filename]</text:span></text:p>
            <text:p text:style-name="P25"><text:span text:style-name="T22">rm [filename]</text:span></text:p>
          </draw:text-box>
        </draw:frame>
        <draw:frame draw:style-name="gr13" draw:text-style-name="P28" draw:layer="layout" svg:width="12.7cm" svg:height="13.078cm" svg:x="12.954cm" svg:y="3.048cm">
          <draw:text-box>
            <text:p text:style-name="P25"><text:span text:style-name="T23"><text:s/></text:span><text:span text:style-name="T23">grep … &lt; input.txt</text:span></text:p>
            <text:p text:style-name="P25"><text:span text:style-name="T23"><text:s/></text:span><text:span text:style-name="T23">grep ... &gt; <text:s/>output.txt</text:span></text:p>
            <text:p text:style-name="P25"><text:span text:style-name="T23"><text:s/></text:span><text:span text:style-name="T23">ls -latr | grep bash</text:span></text:p>
            <text:p text:style-name="P27"><text:span text:style-name="T24"/></text:p>
            <text:p text:style-name="P27"><text:span text:style-name="T24"/></text:p>
            <text:p text:style-name="P27"><text:span text:style-name="T24"/></text:p>
            <text:p text:style-name="P27"><text:span text:style-name="T25">su</text:span></text:p>
            <text:p text:style-name="P27"><text:span text:style-name="T25">exit</text:span></text:p>
            <text:p text:style-name="P27"><text:span text:style-name="T25">sudo apt install ..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rom Source to Execution</text:span></text:p>
          </draw:text-box>
        </draw:frame>
        <draw:frame draw:name="מציין מיקום של כותרת תחתונה 3" presentation:style-name="pr9" draw:text-style-name="P30" draw:layer="layout" svg:width="25.036cm" svg:height="18.592cm" svg:x="0.178cm" svg:y="0.194cm" presentation:class="footer" presentation:user-transformed="true">
          <draw:text-box>
            <text:p text:style-name="P29"><text:span text:style-name="T16">CSU0027 - System Programming, NTNU CSIE</text:span></text:p>
          </draw:text-box>
        </draw:frame>
        <draw:frame draw:name="מציין מיקום של מספר שקופית 4" presentation:style-name="pr10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text:span text:style-name="T3"> / 99</text:span></text:p>
          </draw:text-box>
        </draw:frame>
        <draw:line draw:name="Line 3" draw:style-name="gr14" draw:text-style-name="P21" draw:layer="layout" svg:x1="0.178cm" svg:y1="8.89cm" svg:x2="1.702cm" svg:y2="9.313cm">
          <text:p/>
        </draw:line>
        <draw:custom-shape draw:name="Text Box 4" draw:style-name="gr15" draw:text-style-name="P32" draw:layer="layout" svg:width="3.213cm" svg:height="1.945cm" svg:x="0.089cm" svg:y="5.675cm">
          <text:p text:style-name="P31"><text:span text:style-name="T26">Source</text:span></text:p>
          <text:p text:style-name="P31"><text:span text:style-name="T26">Pro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5" draw:style-name="gr16" draw:text-style-name="P33" draw:layer="layout" svg:width="4.598cm" svg:height="2.596cm" svg:x="1.702cm" svg:y="7.929cm">
          <text:p text:style-name="P8"><text:span text:style-name="T27">Preprocessor</text:span></text:p>
          <text:p text:style-name="P8"><text:span text:style-name="T28">clang</text:span></text:p>
          <text:p text:style-name="P8"><text:span text:style-name="T28">--preprocess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utoShape 6" draw:style-name="gr16" draw:text-style-name="P32" draw:layer="layout" svg:width="4.598cm" svg:height="2.596cm" svg:x="8.506cm" svg:y="7.929cm">
          <text:p text:style-name="P31"><text:span text:style-name="T27">Compiler</text:span></text:p>
          <text:p text:style-name="P8"><text:span text:style-name="T28">clang </text:span><text:span text:style-name="T28"><text:line-break/></text:span><text:span text:style-name="T28">--assemb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14" draw:text-style-name="P21" draw:layer="layout" svg:x1="13.185cm" svg:y1="9.317cm" svg:x2="17.105cm" svg:y2="9.326cm">
          <text:p/>
        </draw:line>
        <draw:custom-shape draw:name="Text Box 8" draw:style-name="gr15" draw:text-style-name="P32" draw:layer="layout" svg:width="3.568cm" svg:height="1.945cm" svg:x="13.196cm" svg:y="6.858cm">
          <text:p text:style-name="P31"><text:span text:style-name="T26">Assembly</text:span></text:p>
          <text:p text:style-name="P31"><text:span text:style-name="T26">Code (.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14" draw:text-style-name="P21" draw:layer="layout" svg:x1="6.389cm" svg:y1="9.326cm" svg:x2="8.506cm" svg:y2="9.327cm">
          <text:p/>
        </draw:line>
        <draw:custom-shape draw:name="AutoShape 10" draw:style-name="gr16" draw:text-style-name="P32" draw:layer="layout" svg:width="4.598cm" svg:height="2.596cm" svg:x="17.101cm" svg:y="7.924cm">
          <text:p text:style-name="P31"><text:span text:style-name="T27">Assembler</text:span></text:p>
          <text:p text:style-name="P8"><text:span text:style-name="T28">as </text:span><text:span text:style-name="T29">or</text:span><text:span text:style-name="T28"> clang </text:span><text:span text:style-name="T28"><text:line-break/></text:span><text:span text:style-name="T28">--compile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1" draw:style-name="gr14" draw:text-style-name="P21" draw:layer="layout" svg:x1="19.901cm" svg:y1="10.521cm" svg:x2="19.902cm" svg:y2="13.524cm">
          <text:p/>
        </draw:line>
        <draw:custom-shape draw:name="Text Box 12" draw:style-name="gr15" draw:text-style-name="P32" draw:layer="layout" svg:width="4.47cm" svg:height="1.945cm" svg:x="15.431cm" svg:y="10.922cm">
          <text:p text:style-name="P31"><text:span text:style-name="T26">Object</text:span></text:p>
          <text:p text:style-name="P31"><text:span text:style-name="T26">Program (.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3" draw:style-name="gr16" draw:text-style-name="P32" draw:layer="layout" svg:width="4.598cm" svg:height="2.596cm" svg:x="17.101cm" svg:y="13.529cm">
          <text:p text:style-name="P31"><text:span text:style-name="T27">Linker</text:span></text:p>
          <text:p text:style-name="P8"><text:span text:style-name="T28">ld </text:span><text:span text:style-name="T29">or</text:span><text:span text:style-name="T28"> clang </text:span><text:span text:style-name="T28"><text:line-break/></text:span><text:span text:style-name="T28"/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 Box 14" draw:style-name="gr15" draw:text-style-name="P32" draw:layer="layout" svg:width="4.356cm" svg:height="1.098cm" svg:x="12.987cm" svg:y="13.622cm">
          <text:p text:style-name="P31"><text:span text:style-name="T26">Executa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5" draw:style-name="gr17" draw:text-style-name="P32" draw:layer="layout" svg:width="4.259cm" svg:height="2.596cm" svg:x="8.903cm" svg:y="13.525cm">
          <text:p text:style-name="P31"><text:span text:style-name="T27">Loader</text:span></text:p>
          <draw:enhanced-geometry draw:mirror-horizontal="false" draw:mirror-vertical="false" svg:viewBox="0 0 0 0" draw:text-areas="?f5 ?f5 ?f6 ?f7" draw:type="ooxml-roundRect" draw:modifiers="148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16" draw:style-name="gr14" draw:text-style-name="P21" draw:layer="layout" svg:x1="17.1cm" svg:y1="14.926cm" svg:x2="13.101cm" svg:y2="14.927cm">
          <text:p/>
        </draw:line>
        <draw:custom-shape draw:name="AutoShape 19" draw:style-name="gr18" draw:text-style-name="P34" draw:layer="layout" svg:width="4.4cm" svg:height="2.398cm" svg:x="20.501cm" svg:y="10.724cm">
          <text:p text:style-name="P31"><text:span text:style-name="T30">stat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AutoShape 20" draw:style-name="gr18" draw:text-style-name="P34" draw:layer="layout" svg:width="4.4cm" svg:height="2.398cm" svg:x="8.046cm" svg:y="10.668cm">
          <text:p text:style-name="P31"><text:span text:style-name="T30">dynamic-linking</text:span></text:p>
          <draw:enhanced-geometry draw:mirror-horizontal="false" draw:mirror-vertical="false" svg:viewBox="0 0 0 0" draw:text-areas="?f28 ?f30 ?f29 ?f31" draw:type="ooxml-wedgeEllipseCallout" draw:modifiers="-27356 66727" draw:enhanced-path="M ?f3 ?f5 L ?f15 ?f16 Z N" drawooo:enhanced-path="M ?f3 ?f5 L ?f15 ?f16 G ?f11 ?f13 ?f34 ?f35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1"/>
            <draw:equation draw:name="f7" draw:formula="?f1 *logwidth/1"/>
            <draw:equation draw:name="f8" draw:formula="(10800000*atan2(?f7 ,?f6 ))/pi"/>
            <draw:equation draw:name="f9" draw:formula="?f8 +660000-0"/>
            <draw:equation draw:name="f10" draw:formula="?f8 +0-660000"/>
            <draw:equation draw:name="f11" draw:formula="logwidth/2"/>
            <draw:equation draw:name="f12" draw:formula="?f11 *cos(pi*(?f9 )/10800000)"/>
            <draw:equation draw:name="f13" draw:formula="logheight/2"/>
            <draw:equation draw:name="f14" draw:formula="?f13 *sin(pi*(?f9 )/10800000)"/>
            <draw:equation draw:name="f15" draw:formula="?f2 +?f12 -0"/>
            <draw:equation draw:name="f16" draw:formula="?f4 +?f14 -0"/>
            <draw:equation draw:name="f17" draw:formula="?f11 *cos(pi*(?f10 )/10800000)"/>
            <draw:equation draw:name="f18" draw:formula="?f13 *sin(pi*(?f10 )/10800000)"/>
            <draw:equation draw:name="f19" draw:formula="?f2 +?f17 -0"/>
            <draw:equation draw:name="f20" draw:formula="?f4 +?f18 -0"/>
            <draw:equation draw:name="f21" draw:formula="(10800000*atan2(?f14 ,?f12 ))/pi"/>
            <draw:equation draw:name="f22" draw:formula="(10800000*atan2(?f18 ,?f17 ))/pi"/>
            <draw:equation draw:name="f23" draw:formula="?f22 +0-?f21 "/>
            <draw:equation draw:name="f24" draw:formula="?f23 +21600000-0"/>
            <draw:equation draw:name="f25" draw:formula="if(?f23 ,?f23 ,?f24 )"/>
            <draw:equation draw:name="f26" draw:formula="?f11 *cos(pi*(2700000)/10800000)"/>
            <draw:equation draw:name="f27" draw:formula="?f13 *sin(pi*(2700000)/10800000)"/>
            <draw:equation draw:name="f28" draw:formula="?f2 +0-?f26 "/>
            <draw:equation draw:name="f29" draw:formula="?f2 +?f26 -0"/>
            <draw:equation draw:name="f30" draw:formula="?f4 +0-?f27 "/>
            <draw:equation draw:name="f31" draw:formula="?f4 +?f27 -0"/>
            <draw:equation draw:name="f32" draw:formula="logheight"/>
            <draw:equation draw:name="f33" draw:formula="logwidth"/>
            <draw:equation draw:name="f34" draw:formula="(?f21 )/60000.0"/>
            <draw:equation draw:name="f35" draw:formula="(?f25 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Text Box 8" draw:style-name="gr15" draw:text-style-name="P32" draw:layer="layout" svg:width="5.071cm" svg:height="1.945cm" svg:x="5.588cm" svg:y="5.675cm">
          <text:p text:style-name="P8"><text:span text:style-name="T26">Preprocessed </text:span><text:span text:style-name="T26"><text:line-break/></text:span><text:span text:style-name="T26">C++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frame draw:name="Rectangle 7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31"><text:page-number>&lt;number&gt;</text:page-number></text:span></text:p>
            </draw:text-box>
          </draw:frame>
          <draw:page-thumbnail draw:name="Rectangle 2" draw:style-name="gr1" draw:layer="layout" svg:width="14.216cm" svg:height="10.662cm" svg:x="2.752cm" svg:y="2.134cm" draw:page-number="8" presentation:class="page"/>
          <draw:frame draw:name="Rectangle 3" presentation:style-name="pr12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2">See also: Compiler Drivers in </text:span><text:span text:style-name="T33">“Linkers and Loaders,” p.18</text:span></text:p>
            </draw:text-box>
          </draw:frame>
        </presentation:notes>
      </draw:page>
      <draw:page draw:name="page9" draw:style-name="dp1" draw:master-page-name="שקופית_20_כותרת" presentation:presentation-page-layout-name="AL1T0">
        <draw:frame draw:name="Subtitle 4" presentation:style-name="pr1" draw:text-style-name="P2" draw:layer="layout" svg:width="17.779cm" svg:height="4.444cm" svg:x="3.598cm" svg:y="8.89cm" presentation:class="subtitle" presentation:user-transformed="true">
          <draw:text-box>
            <text:p text:style-name="P39"><text:span text:style-name="T34">Fill in missing types from C, </text:span></text:p>
            <text:p text:style-name="P39"><text:span text:style-name="T34">in somewhat crude way</text:span></text:p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1" presentation:style-name="pr14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The missing typ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s in C++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strings in C++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508cm" svg:y="2.372cm" presentation:class="outline" presentation:user-transformed="true">
          <draw:text-box>
            <text:p text:style-name="P40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#include</text:span><text:span text:style-name="T36"> </text:span><text:span text:style-name="T37">&lt;string&gt;</text:span><text:span text:style-name="T36"> 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std::</text:span><text:span text:style-name="T35">string</text:span><text:span text:style-name="T36"> str; </text:span><text:span text:style-name="T36"><text:line-break/></text:span><text:span text:style-name="T36">   </text:span><text:span text:style-name="T35">int</text:span><text:span text:style-name="T36"> a; </text:span><text:span text:style-name="T36"><text:line-break/></text:span><text:span text:style-name="T36">   </text:span><text:span text:style-name="T35">double</text:span><text:span text:style-name="T36"> b; </text:span><text:span text:style-name="T36"><text:line-break/></text:span><text:span text:style-name="T36">   std::cin &gt;&gt; str &gt;&gt; a &gt;&gt; b; </text:span><text:span text:style-name="T36"><text:line-break/></text:span><text:span text:style-name="T36">   </text:span><text:span text:style-name="T35">if</text:span><text:span text:style-name="T36">(std::cin.fail()) </text:span><text:span text:style-name="T36"><text:line-break/></text:span><text:span text:style-name="T36">   { </text:span><text:span text:style-name="T36"><text:line-break/></text:span><text:span text:style-name="T36">      std::cerr &lt;&lt; </text:span><text:span text:style-name="T37">"input problem\n"</text:span><text:span text:style-name="T36">; </text:span><text:span text:style-name="T36"><text:line-break/></text:span><text:span text:style-name="T36">      </text:span><text:span text:style-name="T35">return</text:span><text:span text:style-name="T36"> </text:span><text:span text:style-name="T38">1</text:span><text:span text:style-name="T36">; </text:span><text:span text:style-name="T36"><text:line-break/></text:span><text:span text:style-name="T36">   } </text:span><text:span text:style-name="T36"><text:line-break/></text:span><text:span text:style-name="T36">   std::cout &lt;&lt; </text:span><text:span text:style-name="T37">"I got: "</text:span><text:span text:style-name="T36">&lt;&lt; str &lt;&lt; </text:span><text:span text:style-name="T37">' '</text:span><text:span text:style-name="T36"> </text:span><text:span text:style-name="T36"><text:line-break/></text:span><text:span text:style-name="T36">   &lt;&lt; a &lt;&lt; </text:span><text:span text:style-name="T37">' '</text:span><text:span text:style-name="T36"> &lt;&lt; b &lt;&lt; std::endl; </text:span><text:span text:style-name="T36"><text:line-break/></text:span><text:span text:style-name="T36">} </text:span></text:p>
          </draw:text-box>
        </draw:frame>
        <draw:custom-shape draw:name="Text Box 4" draw:style-name="gr19" draw:text-style-name="P21" draw:layer="layout" svg:width="12.593cm" svg:height="2.859cm" svg:x="11.324cm" svg:y="2.813cm">
          <text:p text:style-name="P42"><text:span text:style-name="T18">More about string functions</text:span><text:span text:style-name="T18">:</text:span></text:p>
          <text:p text:style-name="P43"><text:span text:style-name="T39"><text:a xlink:href="http://www.cppreference.com/cppstring" xlink:type="simple">http://www.cppreference.com/cppstring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0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37"><text:span text:style-name="T32">Strings are *similar* but not the same as java strings. </text:span></text:p>
              <text:p text:style-name="P37"><text:span text:style-name="T32">They are not part of the language but part of the standard library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Boolean variables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Boolean variable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41" draw:layer="layout" svg:width="24.129cm" svg:height="15.662cm" svg:x="0.635cm" svg:y="2.752cm" presentation:class="outline" presentation:user-transformed="true">
          <draw:text-box>
            <text:p text:style-name="P44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int</text:span><text:span text:style-name="T36"> main() </text:span><text:span text:style-name="T36"><text:line-break/></text:span><text:span text:style-name="T36">{ </text:span><text:span text:style-name="T36"><text:line-break/></text:span><text:span text:style-name="T36">   </text:span><text:span text:style-name="T35">int</text:span><text:span text:style-name="T36"> a = </text:span><text:span text:style-name="T38">5</text:span><text:span text:style-name="T36">; </text:span><text:span text:style-name="T36"><text:line-break/></text:span><text:span text:style-name="T36">   </text:span><text:span text:style-name="T35">bool</text:span><text:span text:style-name="T36"> isZero = (a == </text:span><text:span text:style-name="T38">0</text:span><text:span text:style-name="T36">); </text:span></text:p>
            <text:p text:style-name="P44"><text:span text:style-name="T41"><text:s text:c="3"/></text:span><text:span text:style-name="T41">// same conditions </text:span><text:span text:style-name="T36"><text:line-break/></text:span><text:span text:style-name="T36">   </text:span><text:span text:style-name="T35">if</text:span><text:span text:style-name="T36">(!isZero &amp;&amp; isZero==</text:span><text:span text:style-name="T35">false</text:span><text:span text:style-name="T36"> &amp;&amp; </text:span><text:span text:style-name="T36"><text:line-break/></text:span><text:span text:style-name="T36">   isZero!=</text:span><text:span text:style-name="T35">true</text:span><text:span text:style-name="T36"> &amp;&amp; <text:s/>!!! isZero &amp;&amp; a ) </text:span><text:span text:style-name="T41"><text:line-break/></text:span><text:span text:style-name="T41"> <text:s text:c="2"/></text:span><text:span text:style-name="T36">{ </text:span><text:span text:style-name="T36"><text:line-break/></text:span><text:span text:style-name="T36">      std::cout &lt;&lt; </text:span><text:span text:style-name="T37">"a is not zero\n"</text:span><text:span text:style-name="T36">; </text:span><text:span text:style-name="T36"><text:line-break/></text:span><text:span text:style-name="T36">   } </text:span><text:span text:style-name="T36"><text:line-break/></text:span><text:span text:style-name="T36">} </text:span><text:span text:style-name="T36"><text:line-break/></text:span><text:span text:style-name="T36"><text:line-break/></text:span><text:span text:style-name="T36"/></text:p>
            <text:p text:style-name="P44"><text:span text:style-name="T36"><text:line-break/></text:span><text:span text:style-name="T36"/></text:p>
          </draw:text-box>
        </draw:frame>
        <draw:custom-shape draw:name="TextBox 1" draw:style-name="gr20" draw:text-style-name="P46" draw:layer="layout" svg:width="3.809cm" svg:height="2.283cm" svg:x="12.747cm" svg:y="4.657cm">
          <text:p text:style-name="P45"><text:span text:style-name="T18">Good sty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2" draw:style-name="gr21" draw:text-style-name="P46" draw:layer="layout" svg:width="3.809cm" svg:height="1.269cm" svg:x="2.286cm" svg:y="10.1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5" draw:style-name="gr22" draw:text-style-name="P47" draw:layer="layout" svg:width="8.936cm" svg:height="3.194cm" svg:x="5.715cm" svg:y="6.96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1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C++-11 enum class" draw:style-name="dp1" draw:master-page-name="כותרת_20_ותוכן" presentation:presentation-page-layout-name="AL2T11">
        <draw:frame draw:name="Title 1" presentation:style-name="pr6" draw:text-style-name="P4" draw:layer="layout" svg:width="21.589cm" svg:height="1.96cm" svg:x="2.54cm" svg:y="1.563cm" presentation:class="title" presentation:user-transformed="true">
          <draw:text-box>
            <text:p text:style-name="P15"><text:span text:style-name="T14">C++-11 enum class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custom-shape draw:name="מלבן 5" draw:style-name="gr8" draw:text-style-name="P21" draw:layer="layout" svg:width="24.341cm" svg:height="7.36cm" svg:x="0.423cm" svg:y="11.43cm">
          <text:p text:style-name="P48"><text:span text:style-name="T42">Season curr_season;</text:span><text:span text:style-name="T42"><text:line-break/></text:span><text:span text:style-name="T42">curr_season= </text:span><text:span text:style-name="T43">Season::AUTUMN;</text:span></text:p>
          <text:p text:style-name="P48"><text:span text:style-name="T42">curr_season= SUMMER; </text:span><text:span text:style-name="T44">// won’t compile! (good)</text:span></text:p>
          <text:p text:style-name="P48"><text:span text:style-name="T42">curr_season= 19; </text:span><text:span text:style-name="T44">// won’t compile! (good)</text:span></text:p>
          <text:p text:style-name="P48"><text:span text:style-name="T45">int</text:span><text:span text:style-name="T42"> prev_season= Season::SUMMER; </text:span><text:span text:style-name="T44">// won’t compile! (good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6" draw:style-name="gr8" draw:text-style-name="P21" draw:layer="layout" svg:width="17.779cm" svg:height="7.362cm" svg:x="0.423cm" svg:y="3.787cm">
          <text:p text:style-name="P48"><text:span text:style-name="T45">enum </text:span><text:span text:style-name="T46">class</text:span><text:span text:style-name="T42"> Season : </text:span><text:span text:style-name="T46">char</text:span><text:span text:style-name="T42"> {</text:span></text:p>
          <text:p text:style-name="P48"><text:span text:style-name="T42"><text:tab/></text:span><text:span text:style-name="T42">WINTER,</text:span><text:span text:style-name="T42"><text:tab/></text:span><text:span text:style-name="T47">// = 0 by default</text:span></text:p>
          <text:p text:style-name="P48"><text:span text:style-name="T47"><text:tab/></text:span><text:span text:style-name="T42">SPRING,</text:span><text:span text:style-name="T42"><text:tab/></text:span><text:span text:style-name="T47">// = WINTER + 1</text:span></text:p>
          <text:p text:style-name="P48"><text:span text:style-name="T47"><text:tab/></text:span><text:span text:style-name="T42">SUMMER,</text:span><text:span text:style-name="T47"><text:tab/></text:span><text:span text:style-name="T47">// = WINTER + 2 </text:span><text:span text:style-name="T47"><text:line-break/></text:span><text:span text:style-name="T47"><text:tab/></text:span><text:span text:style-name="T42">AUTUMN</text:span><text:span text:style-name="T42"><text:tab/></text:span><text:span text:style-name="T47">// = WINTER + 3</text:span><text:span text:style-name="T47"><text:line-break/></text:span><text:span text:style-name="T4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שקופית_20_כותרת" presentation:presentation-page-layout-name="AL1T0">
        <draw:frame draw:name="Subtitle 5" presentation:style-name="pr17" draw:text-style-name="P2" draw:layer="layout" svg:width="17.779cm" svg:height="7.619cm" svg:x="3.598cm" svg:y="8.89cm" presentation:class="subtitle" presentation:user-transformed="true">
          <draw:text-box>
            <text:p text:style-name="P39"><text:span text:style-name="T48">Understand and remember.</text:span></text:p>
            <text:p text:style-name="P39"><text:span text:style-name="T48"/></text:p>
            <text:list text:style-name="L5">
              <text:list-item>
                <text:p text:style-name="P40"><text:span text:style-name="T34">More than syntactic sugar.</text:span></text:p>
              </text:list-item>
              <text:list-item>
                <text:p text:style-name="P40"><text:span text:style-name="T34">This is how a lot of stuff works under the hood (e.g. inheritance)</text:span></text:p>
              </text:list-item>
            </text:list>
          </draw:text-box>
        </draw:frame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Overload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- C" draw:style-name="dp1" draw:master-page-name="כותרת_20_ותוכן" presentation:presentation-page-layout-name="AL2T11">
        <draw:frame draw:name="Rectangle 3" presentation:style-name="pr15" draw:text-style-name="P49" draw:layer="layout" svg:width="23.706cm" svg:height="15.874cm" svg:x="0.847cm" svg:y="2.54cm" presentation:class="outline" presentation:user-transformed="true">
          <draw:text-box>
            <text:p text:style-name="P40"><text:span text:style-name="T35">#include</text:span><text:span text:style-name="T36"> </text:span><text:span text:style-name="T37">&lt;stdio.h&gt;</text:span><text:span text:style-name="T36"> </text:span><text:span text:style-name="T36"><text:line-break/></text:span><text:span text:style-name="T35">void</text:span><text:span text:style-name="T36"> </text:span><text:span text:style-name="T49">foo</text:span><text:span text:style-name="T36">() </text:span><text:span text:style-name="T36"><text:line-break/></text:span><text:span text:style-name="T36">{ </text:span><text:span text:style-name="T36"><text:line-break/></text:span><text:span text:style-name="T36">   printf (</text:span><text:span text:style-name="T37">"foo()\n"</text:span><text:span text:style-name="T36">); </text:span><text:span text:style-name="T36"><text:line-break/></text:span><text:span text:style-name="T36">} </text:span><text:span text:style-name="T36"><text:line-break/></text:span><text:span text:style-name="T35">void</text:span><text:span text:style-name="T36"> </text:span><text:span text:style-name="T49">foo</text:span><text:span text:style-name="T36">(</text:span><text:span text:style-name="T35">int</text:span><text:span text:style-name="T36"> n) </text:span><text:span text:style-name="T36"><text:line-break/></text:span><text:span text:style-name="T36">{ </text:span><text:span text:style-name="T36"><text:line-break/></text:span><text:span text:style-name="T36">   printf (</text:span><text:span text:style-name="T37">"foo(%d)\n"</text:span><text:span text:style-name="T36">, n); </text:span><text:span text:style-name="T36"><text:line-break/></text:span><text:span text:style-name="T36">} </text:span><text:span text:style-name="T36"><text:line-break/></text:span><text:span text:style-name="T35">int</text:span><text:span text:style-name="T36"> </text:span><text:span text:style-name="T49">main</text:span><text:span text:style-name="T36">() </text:span><text:span text:style-name="T36"><text:line-break/></text:span><text:span text:style-name="T36">{ </text:span><text:span text:style-name="T36"><text:line-break/></text:span><text:span text:style-name="T36">   foo(</text:span><text:span text:style-name="T38">12</text:span><text:span text:style-name="T36">); </text:span><text:span text:style-name="T36"><text:line-break/></text:span><text:span text:style-name="T36">   foo(); </text:span><text:span text:style-name="T36"><text:line-break/></text:span><text:span text:style-name="T36">   </text:span><text:span text:style-name="T35">return</text:span><text:span text:style-name="T36"> </text:span><text:span text:style-name="T38">0</text:span><text:span text:style-name="T36">; </text:span><text:span text:style-name="T36"><text:line-break/></text:span><text:span text:style-name="T36">} </text:span></text:p>
          </draw:text-box>
        </draw:frame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nction overloading - C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line draw:name="Line 4" draw:style-name="gr23" draw:text-style-name="P21" draw:layer="layout" svg:x1="14.816cm" svg:y1="2.813cm" svg:x2="14.817cm" svg:y2="18.485cm">
          <text:p/>
        </draw:line>
        <draw:custom-shape draw:name="Text Box 5" draw:style-name="gr24" draw:text-style-name="P21" draw:layer="layout" svg:width="9.63cm" svg:height="5.843cm" svg:x="15.24cm" svg:y="2.813cm">
          <text:p text:style-name="P50"><text:span text:style-name="T18">Compilation output:</text:span></text:p>
          <text:p text:style-name="P13"><text:span text:style-name="T50"/></text:p>
          <text:p text:style-name="P13"><text:span text:style-name="T51">Error:</text:span></text:p>
          <text:p text:style-name="P13"><text:span text:style-name="T51">Multiple definition of fo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tion overloading – C++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Function overloading – C++</text:span></text:p>
          </draw:text-box>
        </draw:frame>
        <draw:frame draw:name="מציין מיקום של מספר שקופית 4" presentation:style-name="pr7" draw:text-style-name="P51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52" draw:layer="layout" svg:width="23.706cm" svg:height="15.874cm" svg:x="0.854cm" svg:y="1.757cm" presentation:class="outline" presentation:user-transformed="true">
          <draw:text-box>
            <text:p text:style-name="P40"><text:span text:style-name="T35"/></text:p>
            <text:p text:style-name="P40"><text:span text:style-name="T35"/></text:p>
            <text:p text:style-name="P40"><text:span text:style-name="T35">#include</text:span><text:span text:style-name="T36"> </text:span><text:span text:style-name="T37">&lt;iostream&gt;</text:span><text:span text:style-name="T36"> </text:span><text:span text:style-name="T36"><text:line-break/></text:span><text:span text:style-name="T35">void</text:span><text:span text:style-name="T36"> </text:span><text:span text:style-name="T49">foo</text:span><text:span text:style-name="T36">() {</text:span><text:span text:style-name="T36"><text:line-break/></text:span><text:span text:style-name="T36">   std::cout &lt;&lt; </text:span><text:span text:style-name="T37">"foo()\n"</text:span><text:span text:style-name="T36">; </text:span><text:span text:style-name="T36"><text:line-break/></text:span><text:span text:style-name="T36">} </text:span><text:span text:style-name="T36"><text:line-break/></text:span><text:span text:style-name="T35">void</text:span><text:span text:style-name="T36"> </text:span><text:span text:style-name="T49">foo</text:span><text:span text:style-name="T36">(</text:span><text:span text:style-name="T35">int</text:span><text:span text:style-name="T36"> n) { </text:span><text:span text:style-name="T36"><text:line-break/></text:span><text:span text:style-name="T36">   std::cout&lt;&lt;</text:span><text:span text:style-name="T37">"foo("</text:span><text:span text:style-name="T36">&lt;&lt;n&lt;&lt;</text:span><text:span text:style-name="T37">")\n"</text:span><text:span text:style-name="T36">; </text:span><text:span text:style-name="T36"><text:line-break/></text:span><text:span text:style-name="T36">} </text:span><text:span text:style-name="T36"><text:line-break/></text:span><text:span text:style-name="T35">int</text:span><text:span text:style-name="T36"> </text:span><text:span text:style-name="T49">main</text:span><text:span text:style-name="T36">() { </text:span><text:span text:style-name="T36"><text:line-break/></text:span><text:span text:style-name="T36">   foo(</text:span><text:span text:style-name="T38">12</text:span><text:span text:style-name="T36">); </text:span><text:span text:style-name="T36"><text:line-break/></text:span><text:span text:style-name="T36">   foo(); </text:span><text:span text:style-name="T36"><text:line-break/></text:span><text:span text:style-name="T36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53" draw:layer="layout" svg:width="9.101cm" svg:height="6.689cm" svg:x="16.298cm" svg:y="2.813cm">
          <text:p text:style-name="P50"><text:span text:style-name="T18">Output:</text:span></text:p>
          <text:p text:style-name="P50"><text:span text:style-name="T18">Compile, and print:</text:span></text:p>
          <text:p text:style-name="P13"><text:span text:style-name="T52">foo(12)</text:span></text:p>
          <text:p text:style-name="P13"><text:span text:style-name="T52">foo()</text:span></text:p>
          <text:p text:style-name="P5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5" presentation:class="page"/>
          <draw:frame draw:name="מציין מיקום של הערות 2" presentation:style-name="pr16" draw:text-style-name="P55" draw:layer="layout" svg:width="14.463cm" svg:height="12.787cm" svg:x="2.628cm" svg:y="13.507cm" presentation:class="notes" presentation:user-transformed="true">
            <draw:text-box>
              <text:p text:style-name="P54"><text:span text:style-name="T32">How does the compiler solve this in the object file? Name mangeling</text:span></text:p>
              <text:p text:style-name="P54"><text:span text:style-name="T32">void Foo() becomes for example foo@void and foo(int) may become foo@I32</text:span></text:p>
            </draw:text-box>
          </draw:frame>
          <draw:frame draw:name="מציין מיקום של מספר שקופית 3" presentation:style-name="pr11" draw:text-style-name="P5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Default parameters" draw:style-name="dp1" draw:master-page-name="כותרת_20_ותוכן" presentation:presentation-page-layout-name="AL2T11">
        <draw:frame draw:name="Rectangle 2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Default parameters</text:span></text:p>
          </draw:text-box>
        </draw:frame>
        <draw:frame draw:name="מציין מיקום של מספר שקופית 4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Rectangle 3" presentation:style-name="pr15" draw:text-style-name="P57" draw:layer="layout" svg:width="23.706cm" svg:height="15.874cm" svg:x="0.847cm" svg:y="2.328cm" presentation:class="outline" presentation:user-transformed="true">
          <draw:text-box>
            <text:p text:style-name="P40"><text:span text:style-name="T53"/></text:p>
            <text:p text:style-name="P40"><text:span text:style-name="T53">#include</text:span><text:span text:style-name="T54"> </text:span><text:span text:style-name="T55">&lt;iostream&gt;</text:span><text:span text:style-name="T54"> </text:span><text:span text:style-name="T54"><text:line-break/></text:span><text:span text:style-name="T54"/></text:p>
            <text:p text:style-name="P40"><text:span text:style-name="T53">void</text:span><text:span text:style-name="T54"> </text:span><text:span text:style-name="T56">foo</text:span><text:span text:style-name="T54">(</text:span><text:span text:style-name="T53">int</text:span><text:span text:style-name="T54"> n=5) </text:span><text:span text:style-name="T54"><text:line-break/></text:span><text:span text:style-name="T54">{ </text:span><text:span text:style-name="T54"><text:line-break/></text:span><text:span text:style-name="T54">   std::cout &lt;&lt; n; </text:span><text:span text:style-name="T54"><text:line-break/></text:span><text:span text:style-name="T54">} </text:span></text:p>
            <text:p text:style-name="P40"><text:span text:style-name="T54"><text:line-break/></text:span><text:span text:style-name="T53">int</text:span><text:span text:style-name="T54"> </text:span><text:span text:style-name="T56">main</text:span><text:span text:style-name="T54">() </text:span><text:span text:style-name="T54"><text:line-break/></text:span><text:span text:style-name="T54">{ </text:span><text:span text:style-name="T54"><text:line-break/></text:span><text:span text:style-name="T54">      foo(); </text:span><text:span text:style-name="T54"><text:line-break/></text:span><text:span text:style-name="T54">} </text:span></text:p>
          </draw:text-box>
        </draw:frame>
        <draw:line draw:name="Line 4" draw:style-name="gr23" draw:text-style-name="P21" draw:layer="layout" svg:x1="16.086cm" svg:y1="2.963cm" svg:x2="16.087cm" svg:y2="18.635cm">
          <text:p/>
        </draw:line>
        <draw:custom-shape draw:name="Text Box 5" draw:style-name="gr24" draw:text-style-name="P21" draw:layer="layout" svg:width="9.101cm" svg:height="5.673cm" svg:x="16.298cm" svg:y="2.813cm">
          <text:p text:style-name="P50"><text:span text:style-name="T18">Output:</text:span></text:p>
          <text:p text:style-name="P50"><text:span text:style-name="T18">Compile, and print:</text:span></text:p>
          <text:p text:style-name="P13"><text:span text:style-name="T52">foo(5)</text:span></text:p>
          <text:p text:style-name="P50"><text:span text:style-name="T1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מציין מיקום של תמונת שקופית 1" draw:style-name="gr1" draw:layer="layout" svg:width="14.216cm" svg:height="10.662cm" svg:x="2.752cm" svg:y="2.134cm" draw:page-number="16" presentation:class="page"/>
          <draw:frame draw:name="מציין מיקום של הערות 2" presentation:style-name="pr16" draw:text-style-name="P38" draw:layer="layout" svg:width="14.463cm" svg:height="12.787cm" svg:x="2.628cm" svg:y="13.507cm" presentation:class="notes" presentation:user-transformed="true">
            <draw:text-box>
              <text:p text:style-name="P54"><text:span text:style-name="T32">How does the compiler solve this in the object file? Name mangeling</text:span></text:p>
              <text:p text:style-name="P54"><text:span text:style-name="T32">void Foo() becomes for example foo@void and foo(int) may become foo@I32</text:span></text:p>
            </draw:text-box>
          </draw:frame>
          <draw:frame draw:name="מציין מיקום של מספר שקופית 3" presentation:style-name="pr11" draw:text-style-name="P36" draw:layer="layout" svg:width="8.545cm" svg:height="1.419cm" svg:x="11.174cm" svg:y="27.01cm" presentation:class="page-number" presentation:user-transformed="true">
            <draw:text-box>
              <text:p text:style-name="P35"><text:span text:style-name="T40"><text:page-number>&lt;number&gt;</text:page-number></text:span></text:p>
            </draw:text-box>
          </draw:frame>
        </presentation:notes>
      </draw:page>
      <draw:page draw:name="Overload resolution" draw:style-name="dp1" draw:master-page-name="כותרת_20_ותוכן" presentation:presentation-page-layout-name="AL2T11">
        <draw:frame draw:name="Title 1" presentation:style-name="pr6" draw:text-style-name="P4" draw:layer="layout" svg:width="23.706cm" svg:height="1.776cm" svg:x="0.847cm" svg:y="0.763cm" presentation:class="title" presentation:user-transformed="true">
          <draw:text-box>
            <text:p text:style-name="P15"><text:span text:style-name="T14">Overload resolution</text:span></text:p>
          </draw:text-box>
        </draw:frame>
        <draw:frame draw:name="Slide Number Placeholder 2" presentation:style-name="pr7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Content Placeholder 3" presentation:style-name="pr15" draw:text-style-name="P41" draw:layer="layout" svg:width="23.706cm" svg:height="12.954cm" svg:x="0.678cm" svg:y="3.302cm" presentation:class="outline" presentation:user-transformed="true">
          <draw:text-box>
            <text:list text:style-name="L6">
              <text:list-item>
                <text:p text:style-name="P58"><text:span text:style-name="T57">Find all functions with same name “candidates”. Let’s </text:span><text:span text:style-name="T57">call them O1.</text:span></text:p>
              </text:list-item>
              <text:list-item>
                <text:p text:style-name="P58"><text:span text:style-name="T57">Find O2 subset of O1 which have the correct number </text:span><text:span text:style-name="T57">of arguments - <text:s/>“viable candidates”</text:span></text:p>
              </text:list-item>
              <text:list-item>
                <text:p text:style-name="P58"><text:span text:style-name="T57">Find O3 subset of O2 with best matching arguments.</text:span></text:p>
              </text:list-item>
            </text:list>
            <text:p text:style-name="P40"><text:span text:style-name="T57"><text:tab/></text:span><text:span text:style-name="T57">if |O3|=1</text:span></text:p>
            <text:p text:style-name="P40"><text:span text:style-name="T57"><text:tab/></text:span><text:span text:style-name="T57"><text:tab/></text:span><text:span text:style-name="T57"> </text:span><text:span text:style-name="T57">use that function.</text:span></text:p>
            <text:p text:style-name="P40"><text:span text:style-name="T57"><text:tab/></text:span><text:span text:style-name="T57">else (0 or more than 1):</text:span></text:p>
            <text:p text:style-name="P40"><text:span text:style-name="T57"><text:tab/></text:span><text:span text:style-name="T57"><text:tab/></text:span><text:span text:style-name="T57"> </text:span><text:span text:style-name="T57">emit compilation err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שקופית_20_כותרת" presentation:presentation-page-layout-name="AL1T0">
        <draw:frame draw:name="Slide Number Placeholder 2" presentation:style-name="pr13" draw:text-style-name="P7" draw:layer="layout" svg:width="0.846cm" svg:height="0.846cm" svg:x="0cm" svg:y="18.203cm" presentation:class="page-number" presentation:user-transformed="true">
          <draw:text-box>
            <text:p text:style-name="P6"><text:span text:style-name="T3"><text:page-number>&lt;number&gt;</text:page-number></text:span></text:p>
          </draw:text-box>
        </draw:frame>
        <draw:frame draw:name="Title 4" presentation:style-name="pr2" draw:text-style-name="P4" draw:layer="layout" svg:width="22.859cm" svg:height="4.082cm" svg:x="1.27cm" svg:y="4.183cm" presentation:class="title" presentation:user-transformed="true">
          <draw:text-box>
            <text:p text:style-name="P3"><text:span text:style-name="T2">Inline func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line functions / methods" draw:style-name="dp1" draw:master-page-name="Default">
        <draw:custom-shape draw:name="מציין מיקום של מספר שקופית 2" draw:style-name="gr25" draw:text-style-name="P60" draw:layer="layout" svg:width="1.203cm" svg:height="0.936cm" svg:x="24.196cm" svg:y="18.113cm">
          <text:p text:style-name="P59"><text:span text:style-name="T5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8" draw:text-style-name="P62" draw:layer="layout" svg:width="21.478cm" svg:height="1.525cm" svg:x="1.89cm" svg:y="0.762cm" presentation:class="title" presentation:user-transformed="true">
          <draw:text-box>
            <text:p text:style-name="P61"><text:span text:style-name="T59">Inline functions / methods</text:span></text:p>
          </draw:text-box>
        </draw:frame>
        <draw:frame draw:name="מציין מיקום טקסט 2" presentation:style-name="pr19" draw:text-style-name="P65" draw:layer="layout" svg:width="23.442cm" svg:height="15.732cm" svg:x="1.016cm" svg:y="2.556cm" presentation:class="outline" presentation:user-transformed="true">
          <draw:text-box>
            <text:p text:style-name="P63"><text:span text:style-name="T60"/></text:p>
            <text:list text:style-name="L7">
              <text:list-item>
                <text:p text:style-name="P63"><text:span text:style-name="T60">A </text:span><text:span text:style-name="T61">hint</text:span><text:span text:style-name="T60"> to a compiler to put function’s code inline, </text:span></text:p>
              </text:list-item>
            </text:list>
            <text:p text:style-name="P64"><text:span text:style-name="T60">rather than perform a regular function call.</text:span></text:p>
            <text:p text:style-name="P64"><text:span text:style-name="T60">When the compiler must produce an address of the </text:span></text:p>
            <text:p text:style-name="P64"><text:span text:style-name="T60">function, it will always reject our request.</text:span></text:p>
            <text:p text:style-name="P64"><text:span text:style-name="T60"/></text:p>
            <text:list text:continue-numbering="true" text:style-name="L7">
              <text:list-item>
                <text:p text:style-name="P63"><text:span text:style-name="T60">Objective: improve </text:span><text:span text:style-name="T61">performance</text:span><text:span text:style-name="T60"> of </text:span><text:span text:style-name="T61">small</text:span><text:span text:style-name="T60">, </text:span></text:p>
              </text:list-item>
            </text:list>
            <text:p text:style-name="P64"><text:span text:style-name="T60">frequently used functions.</text:span></text:p>
            <text:p text:style-name="P63"><text:span text:style-name="T60"/></text:p>
            <text:list text:continue-numbering="true" text:style-name="L7">
              <text:list-item>
                <text:p text:style-name="P63"><text:span text:style-name="T60">An inline function defined in .cpp file is not </text:span></text:p>
              </text:list-item>
            </text:list>
            <text:p text:style-name="P64"><text:span text:style-name="T60">recognized in other source files.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19" presentation:class="page"/>
          <draw:frame draw:name="מציין מיקום של הערות 2" presentation:style-name="pr20" draw:text-style-name="P38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 vs C++ : macro vs inlining" draw:style-name="dp1" draw:master-page-name="Default">
        <draw:custom-shape draw:name="מציין מיקום של מספר שקופית 2" draw:style-name="gr25" draw:text-style-name="P60" draw:layer="layout" svg:width="1.203cm" svg:height="0.936cm" svg:x="24.196cm" svg:y="18.113cm">
          <text:p text:style-name="P59"><text:span text:style-name="T5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1" draw:text-style-name="P67" draw:layer="layout" svg:width="21.478cm" svg:height="3.181cm" svg:x="3.364cm" svg:y="0.42cm" presentation:class="title" presentation:user-transformed="true">
          <draw:text-box>
            <text:p text:style-name="P66"><text:span text:style-name="T62">C</text:span><text:span text:style-name="T59"> vs </text:span><text:span text:style-name="T63">C++</text:span><text:span text:style-name="T59"> : </text:span><text:span text:style-name="T62">macro</text:span><text:span text:style-name="T59"> vs </text:span><text:span text:style-name="T63">inlining</text:span></text:p>
          </draw:text-box>
        </draw:frame>
        <draw:frame draw:name="מציין מיקום טקסט 2" presentation:style-name="pr22" draw:text-style-name="P71" draw:layer="layout" svg:width="24.01cm" svg:height="12.626cm" svg:x="0.762cm" svg:y="4.064cm" presentation:class="outline" presentation:user-transformed="true">
          <draw:text-box>
            <text:p text:style-name="P64"><text:span text:style-name="T60"><text:s text:c="9"/></text:span><text:span text:style-name="T60">compare:</text:span></text:p>
            <text:p text:style-name="P68"><text:span text:style-name="T60"/></text:p>
            <text:p text:style-name="P69"><text:span text:style-name="T64"><text:s text:c="17"/></text:span><text:span text:style-name="T64">define SQUARE(x) ((x)*(x))</text:span></text:p>
            <text:p text:style-name="P69"><text:span text:style-name="T64"><text:s text:c="17"/></text:span><text:span text:style-name="T64">SQUARE(i++) // unexpected behavior</text:span></text:p>
            <text:p text:style-name="P70"><text:span text:style-name="T60"/></text:p>
            <text:p text:style-name="P70"><text:span text:style-name="T60">to</text:span></text:p>
            <text:p text:style-name="P70"><text:span text:style-name="T60"/></text:p>
            <text:p text:style-name="P69"><text:span text:style-name="T65"><text:tab/></text:span><text:span text:style-name="T65"><text:tab/></text:span><text:span text:style-name="T65"><text:tab/></text:span><text:span text:style-name="T65"> <text:s text:c="3"/></text:span><text:span text:style-name="T65">inline int square(int x) { return x*x; }</text:span></text:p>
            <text:p text:style-name="P69"><text:span text:style-name="T65"><text:s text:c="16"/></text:span><text:span text:style-name="T65">square(i++) // good behavior</text:span></text:p>
          </draw:text-box>
        </draw:frame>
        <presentation:notes draw:style-name="dp3">
          <draw:page-thumbnail draw:name="מציין מיקום של תמונת שקופית 1" draw:style-name="gr1" draw:layer="layout" svg:width="13.321cm" svg:height="9.996cm" svg:x="-1.662cm" svg:y="0cm" draw:page-number="20" presentation:class="page"/>
          <draw:frame draw:name="מציין מיקום של הערות 2" presentation:style-name="pr20" draw:text-style-name="P38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4" draw:master-page-name="Default">
        <draw:custom-shape draw:name="מציין מיקום של מספר שקופית 2" draw:style-name="gr25" draw:text-style-name="P60" draw:layer="layout" svg:width="1.203cm" svg:height="0.936cm" svg:x="24.196cm" svg:y="18.113cm">
          <text:p text:style-name="P59"><text:span text:style-name="T58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3" draw:text-style-name="P67" draw:layer="layout" svg:width="23.943cm" svg:height="3.441cm" svg:x="0.299cm" svg:y="0.273cm" presentation:class="title" presentation:user-transformed="true">
          <draw:text-box>
            <text:p text:style-name="P66"><text:span text:style-name="T59">Tradeoffs:</text:span><text:span text:style-name="T59"><text:line-break/></text:span><text:span text:style-name="T59">Inline vs. Regular Functions / Methods</text:span></text:p>
          </draw:text-box>
        </draw:frame>
        <draw:frame draw:name="מציין מיקום טקסט 2" presentation:style-name="pr24" draw:text-style-name="P71" draw:layer="layout" svg:width="24.402cm" svg:height="14.145cm" svg:x="0.499cm" svg:y="4.124cm" presentation:class="outline" presentation:user-transformed="true">
          <draw:text-box>
            <text:list text:style-name="L7">
              <text:list-item>
                <text:p text:style-name="P72"><text:span text:style-name="T66">Regular functions – when called, compiler stores return </text:span><text:span text:style-name="T66">address of call, allocates memory for local variables, etc.</text:span></text:p>
              </text:list-item>
            </text:list>
            <text:p text:style-name="P72"><text:span text:style-name="T67"/></text:p>
            <text:list text:continue-numbering="true" text:style-name="L7">
              <text:list-item>
                <text:p text:style-name="P72"><text:span text:style-name="T68">Inline functions – no function call overhead, hence usually </text:span><text:span text:style-name="T68">faster execution (especially!) as the compiler will be able to </text:span><text:span text:style-name="T68">optimize </text:span><text:span text:style-name="T69">through</text:span><text:span text:style-name="T68"> the call ("procedural integration"). </text:span></text:p>
              </text:list-item>
            </text:list>
            <text:p text:style-name="P73"><text:span text:style-name="T67"/></text:p>
            <text:list text:continue-numbering="true" text:style-name="L7">
              <text:list-item>
                <text:p text:style-name="P72"><text:span text:style-name="T66">Inline functions - code is copied into program in place of call </text:span><text:span text:style-name="T66">– can enlarge executable program</text:span></text:p>
              </text:list-item>
            </text:list>
            <text:p text:style-name="P72"><text:span text:style-name="T67"/></text:p>
            <text:list text:continue-numbering="true" text:style-name="L7">
              <text:list-item>
                <text:p text:style-name="P72"><text:span text:style-name="T66">Inline functions - can enlarge compile time. You compile the </text:span><text:span text:style-name="T66">inline function again and again in every place it's used.</text:span></text:p>
              </text:list-item>
            </text:list>
          </draw:text-box>
        </draw:frame>
        <presentation:notes draw:style-name="dp3">
          <draw:custom-shape draw:name="מלבן 1" draw:style-name="gr26" draw:text-style-name="P74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25" draw:text-style-name="P38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Arial2" svg:font-family="Arial"/>
    <style:font-face style:name="Calibri2" svg:font-family="Calibri"/>
    <style:font-face style:name="Consolas" svg:font-family="Consolas"/>
    <style:font-face style:name="Nachlieli CLM3" svg:font-family="'Nachlieli CLM'"/>
    <style:font-face style:name="OpenSymbol2" svg:font-family="OpenSymbol, 'Arial Unicode MS'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Monospace2" svg:font-family="Monospace" style:font-pitch="fixed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alibri1" svg:font-family="Calibri" style:font-pitch="variable"/>
    <style:font-face style:name="Consolas1" svg:font-family="Consolas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Tahoma1" svg:font-family="Tahoma" style:font-pitch="variable"/>
    <style:font-face style:name="Wingdings" svg:font-family="Wingdings" style:font-pitch="variable"/>
    <style:font-face style:name="Arial5" svg:font-family="Arial" style:font-family-generic="modern" style:font-pitch="variable"/>
    <style:font-face style:name="Consolas2" svg:font-family="Consolas" style:font-family-generic="modern" style:font-pitch="variable"/>
    <style:font-face style:name="DejaVu Sans1" svg:font-family="'DejaVu Sans'" style:font-family-generic="modern" style:font-pitch="variable"/>
    <style:font-face style:name="Liberation Sans5" svg:font-family="'Liberation Sans'" style:font-family-generic="modern" style:font-pitch="variable"/>
    <style:font-face style:name="MS Gothic1" svg:font-family="'MS Gothic'" style:font-family-generic="modern" style:font-pitch="variable"/>
    <style:font-face style:name="Nachlieli CLM5" svg:font-family="'Nachlieli CLM'" style:font-family-generic="modern" style:font-pitch="variable"/>
    <style:font-face style:name="Noto Sans CJK SC Regular2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4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3" svg:font-family="'Liberation Serif'" style:font-family-generic="swiss" style:font-pitch="variable"/>
    <style:font-face style:name="Nachlieli CLM4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7" svg:font-family="Arial" style:font-family-generic="system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6" svg:font-family="'Liberation Sans', Arial" style:font-family-generic="system" style:font-pitch="variable"/>
    <style:font-face style:name="MS Gothic" svg:font-family="'MS Gothic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msFillBitmap_20_1" draw:display-name="msFillBitmap 1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background" style:family="presentation">
      <style:graphic-properties draw:stroke="none" draw:fill="gradient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3" style:family="presentation" style:parent-style-name="ריק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4" style:family="presentation" style:parent-style-name="ריק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solid" draw:fill-color="#cec7df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3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1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1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ריק-backgroundobjects">
      <style:graphic-properties draw:stroke="solid" svg:stroke-width="0.106cm" svg:stroke-color="#ffffff" draw:fill="solid" draw:fill-color="#ffffff" draw:textarea-vertical-align="middle" draw:auto-grow-height="false" draw:fit-to-size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7" style:family="presentation" style:parent-style-name="ריק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9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1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3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4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כותרת_20_ותוכן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7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8" style:family="presentation" style:parent-style-name="כותרת_20_ותוכן_5f_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27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2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5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2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99" style:text-line-through-style="none" style:text-line-through-type="none" style:text-position="0% 100%" style:font-name="Arial3" fo:font-size="36pt" fo:letter-spacing="normal" fo:font-style="normal" style:text-underline-style="none" fo:font-weight="bold" style:font-size-asian="36pt" style:font-style-asian="normal" style:font-weight-asian="bold" style:font-name-complex="Tahoma1" style:font-size-complex="36pt" style:font-style-complex="normal" style:font-weight-complex="bold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1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3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6-13">13/6/18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לערוך סגנון כותרת של 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ריק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1" presentation:style-name="Mpr6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8-06-13">13/6/18</text:date></text:span></text:p>
        </draw:text-box>
      </draw:frame>
      <draw:frame draw:name="מציין מיקום של כותרת תחתונה 2" presentation:style-name="Mpr6" draw:text-style-name="MP7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3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0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לערוך סגנון כותרת של תבנית בסיס</text:span></text:p>
        </draw:text-box>
      </draw:frame>
      <draw:frame draw:name="מציין מיקום של מספר שקופית 5" presentation:style-name="Mpr11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2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</presentation:notes>
    </style:master-page>
    <style:master-page style:name="כותרת_20_ותוכן_5f_" style:display-name="כותרת ותוכן_" style:page-layout-name="PM1" draw:style-name="Mdp2">
      <draw:frame draw:name="כותרת 1" presentation:style-name="Mpr15" draw:text-style-name="MP21" draw:layer="backgroundobjects" svg:width="21.478cm" svg:height="3.175cm" svg:x="3.364cm" svg:y="0.422cm" presentation:class="title" presentation:user-transformed="true">
        <draw:text-box>
          <text:p text:style-name="MP20"><text:span text:style-name="MT9">לחץ כדי לערוך סגנון כותרת של תבנית </text:span><text:span text:style-name="MT9">בסיס</text:span></text:p>
        </draw:text-box>
      </draw:frame>
      <draw:frame draw:name="מציין מיקום תוכן 2" presentation:style-name="Mpr16" draw:text-style-name="MP2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6"><text:span text:style-name="MT10">Click to edit the outline text format</text:span></text:p>
              <text:list>
                <text:list-item>
                  <text:p text:style-name="MP16"><text:span text:style-name="MT10">Second Outline Level</text:span></text:p>
                  <text:list>
                    <text:list-item>
                      <text:p text:style-name="MP16"><text:span text:style-name="MT10">Third Outline Level</text:span></text:p>
                      <text:list>
                        <text:list-item>
                          <text:p text:style-name="MP16"><text:span text:style-name="MT10">Fourth Outline Level</text:span></text:p>
                          <text:list>
                            <text:list-item>
                              <text:p text:style-name="MP16"><text:span text:style-name="MT10">Fifth Outline Level</text:span></text:p>
                              <text:list>
                                <text:list-item>
                                  <text:p text:style-name="MP16"><text:span text:style-name="MT10">Sixth Outline Level</text:span></text:p>
                                  <text:list>
                                    <text:list-item>
                                      <text:p><text:span text:style-name="MT10">Seventh Outline Level</text:span><text:span text:style-name="MT10">לחץ כדי </text:span><text:span text:style-name="MT10">לערוך סגנונות טקסט של תבנית בסיס</text:span></text:p>
                                      <text:list>
                                        <text:list-item>
                                          <text:p><text:span text:style-name="MT10">רמה שנייה</text:span></text:p>
                                          <text:list>
                                            <text:list-item>
                                              <text:p><text:span text:style-name="MT10">רמה שלישית</text:span></text:p>
                                              <text:list>
                                                <text:list-item>
                                                  <text:p text:style-name="MP22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3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7" draw:text-style-name="MP25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25" draw:layer="backgroundobjects" svg:width="1.203cm" svg:height="0.936cm" svg:x="24.196cm" svg:y="18.113cm" presentation:class="page-number" presentation:user-transformed="true">
        <draw:text-box>
          <text:p text:style-name="MP26"><text:span text:style-name="MT11"><text:page-number>&lt;number&gt;</text:page-number></text:span></text:p>
        </draw:text-box>
      </draw:frame>
      <presentation:notes style:page-layout-name="PM2">
        <draw:page-thumbnail presentation:style-name="כותרת_20_ותוכן_5f_-title" draw:layer="backgroundobjects" svg:width="12.699cm" svg:height="9.524cm" svg:x="3.175cm" svg:y="1.93cm" presentation:class="page"/>
        <draw:frame presentation:style-name="כותרת_20_ותוכן_5f_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095</meta:editing-cycles>
    <meta:print-date>1999-11-04T13:06:28</meta:print-date>
    <meta:creation-date>1999-10-10T10:49:40</meta:creation-date>
    <dc:date>2018-06-13T14:09:24.197328656</dc:date>
    <meta:editing-duration>P27DT6H36M23S</meta:editing-duration>
    <meta:generator>LibreOffice/5.1.6.2$Linux_X86_64 LibreOffice_project/10m0$Build-2</meta:generator>
    <meta:document-statistic meta:object-count="215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12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26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